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3cm"/>
    </style:style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6.05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text-outline="false" style:text-line-through-styl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 office:value-type="string">
            <text:p>NOM,Prenom,Classe,LV2,Specialite1,Specialite2,Specialite3</text:p>
          </table:table-cell>
          <table:table-cell table:number-columns-repeated="1023"/>
        </table:table-row>
        <table:table-row table:style-name="ro1">
          <table:table-cell office:value-type="string">
            <text:p>BIOU,Thomas,1ere1,Allemand, NSI,HGGSP, SES</text:p>
          </table:table-cell>
          <table:table-cell/>
          <table:table-cell table:style-name="ce2"/>
          <table:table-cell table:number-columns-repeated="1021"/>
        </table:table-row>
        <table:table-row table:style-name="ro2">
          <table:table-cell office:value-type="string">
            <text:p>LEBRETON,Uzo,1ere1,Allemand,Maths,NSI,SES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ROUX, Raphaël,1ere1,Espagnol,Maths,NSI,SES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SUN, Victor,1ere2,Allemand,Maths,SVT,NSI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ETIENNE,Zoé,1ere3,Espagnol,Maths,NSI,SES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Le GARS, Johanna,1ere3,Espagnol,NSI,HGGSP,SES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MASBONCON,Wendy,1ere3,Espagnol,NSI,HGGSP,SES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MBARKI,Bilal,1ere3,Allemand,Maths,SVT,NSI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SOMMER,Nathan,1ere3,Allemand,Maths,NSI,HGGSP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THIOLENT,Paul,1ere3,Espagnol,NSI,HGGSP,SES</text:p>
          </table:table-cell>
          <table:table-cell/>
          <table:table-cell table:style-name="ce2"/>
          <table:table-cell table:number-columns-repeated="1021"/>
        </table:table-row>
        <table:table-row table:style-name="ro2">
          <table:table-cell office:value-type="string">
            <text:p>FAIVRE, Eloi,1ere4,Espagnol,Maths,NSI,SES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HEBERT,Tobias,1ere4,Espagnol,SVT,NSI,SES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THOME—HIAUMET,Nicolas,1ere4,Espagnol,Maths,NSI,SES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CHEVALIER,Hélène,1ere1,Espagnol,Maths,PC,NSI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LANDAIS,Noé,1ere1,Allemand,Maths,PC,NSI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LEMIERE,Hugo,1ere1,Allemand,Maths,PC,NSI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BARTRE,Jean-Baptiste,1ere2,Espagnol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FEREY—DEPIROU,Eugénie,1ere2,Espagnol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HOCHET,Clément,1ere2,Allemand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JANSSENS,Milan,1ere2,Espagnol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LEMAZURIER,Lilian,1ere2,Allemand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SIMON,Richard,1ere3,Espagnol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FIDELIN,Nina,1ere4,Espagnol,Maths,NSI,SES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DELAFOSSE,Emma,1ere5,Espagnol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GERBAULT,Julien,1ere5,Allemand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GRANDSIRE,Charles,1ere5,Allemand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POLETTE,Nathan,1ere5,Allemand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SUCHET,Antoine,1ere5,Allemand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0">20/02/2022</text:date>, <text:time>08:4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meta:creation-date>2021-01-03T14:32:59Z</meta:creation-date>
    <dc:date>2022-02-20T08:41:47.51</dc:date>
    <meta:editing-duration>PT49M52S</meta:editing-duration>
    <meta:editing-cycles>3</meta:editing-cycles>
    <meta:document-statistic meta:table-count="1" meta:cell-count="29" meta:object-count="0"/>
  </office:meta>
</office:document-meta>
</file>